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896in" fo:margin-left="0.1083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083in"/>
    </style:style>
    <style:style style:name="Table1.C" style:family="table-column">
      <style:table-column-properties style:column-width="2.2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375in"/>
    </style:style>
    <style:style style:name="P1" style:family="paragraph" style:parent-style-name="Standard">
      <style:text-properties style:font-name="Sans serif" fo:font-size="12pt"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text-properties style:font-name="Sans serif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Sans serif" fo:language="zxx" fo:country="none" officeooo:rsid="000fc4a3" officeooo:paragraph-rsid="000fc4a3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Sans serif" fo:language="zxx" fo:country="none" officeooo:rsid="0010671d" officeooo:paragraph-rsid="0010671d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Sans serif" fo:language="zxx" fo:country="none" officeooo:rsid="0010671d" officeooo:paragraph-rsid="0014e425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Sans serif" fo:language="zxx" fo:country="none" officeooo:rsid="0012487a" officeooo:paragraph-rsid="0012487a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Sans serif" fo:language="zxx" fo:country="none" officeooo:rsid="0012487a" officeooo:paragraph-rsid="0014e425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Sans serif" fo:language="zxx" fo:country="none" officeooo:rsid="0013b3e1" officeooo:paragraph-rsid="0013b3e1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Sans serif" fo:language="zxx" fo:country="none" officeooo:rsid="0013b3e1" officeooo:paragraph-rsid="0014e425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Sans serif" fo:language="zxx" fo:country="none" officeooo:rsid="0014e425" officeooo:paragraph-rsid="0014e425" style:language-asian="zxx" style:country-asian="none" style:language-complex="zxx" style:country-complex="none"/>
    </style:style>
    <style:style style:name="P11" style:family="paragraph" style:parent-style-name="Table_20_Contents">
      <style:text-properties style:font-name="Sans serif" fo:language="zxx" fo:country="none" officeooo:rsid="001512e0" officeooo:paragraph-rsid="001512e0" style:language-asian="zxx" style:country-asian="none" style:language-complex="zxx" style:country-complex="none"/>
    </style:style>
    <style:style style:name="P12" style:family="paragraph" style:parent-style-name="Table_20_Contents">
      <style:text-properties style:font-name="Sans serif" fo:language="zxx" fo:country="none" officeooo:rsid="001512e0" officeooo:paragraph-rsid="001512e0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Sans serif" fo:language="zxx" fo:country="none" officeooo:rsid="0015f2f3" officeooo:paragraph-rsid="0015f2f3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Sans serif" fo:language="zxx" fo:country="none" officeooo:rsid="0013b3e1" officeooo:paragraph-rsid="0013b3e1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Sans serif" fo:language="zxx" fo:country="none" officeooo:rsid="0017a293" officeooo:paragraph-rsid="0017a293" style:language-asian="zxx" style:country-asian="none" style:language-complex="zxx" style:country-complex="none"/>
    </style:style>
    <style:style style:name="T1" style:family="text">
      <style:text-properties officeooo:rsid="000fc4a3"/>
    </style:style>
    <style:style style:name="T2" style:family="text">
      <style:text-properties officeooo:rsid="0012487a"/>
    </style:style>
    <style:style style:name="T3" style:family="text">
      <style:text-properties officeooo:rsid="0013b3e1"/>
    </style:style>
    <style:style style:name="T4" style:family="text">
      <style:text-properties officeooo:rsid="0015f2f3"/>
    </style:style>
    <style:style style:name="T5" style:family="text">
      <style:text-properties officeooo:rsid="0017a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agmatischer, technologiebehafteter </text:p>
            <text:p text:style-name="P1">Systemprozess </text:p>
            <text:p text:style-name="P2"/>
          </table:table-cell>
          <table:table-cell table:style-name="Table1.A1" office:value-type="string">
            <text:p text:style-name="P2">Essenzieller Systemprozes<text:span text:style-name="T1">s</text:span></text:p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Intention der </text:p>
            <text:p text:style-name="P1">Systemumgebung = </text:p>
            <text:p text:style-name="P1">Akteur + Event</text:p>
            <text:p text:style-name="P2"/>
          </table:table-cell>
          <table:table-cell table:style-name="Table1.C2" office:value-type="string">
            <text:p text:style-name="P1"><text:span text:style-name="T1">E</text:span>ssenzieller Schritt = </text:p>
            <text:p text:style-name="P1">Reaktion des Systems</text:p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Nutzer startet den Anwendungsfall mit den Worten: "Alexa hilf mir dabei, mich zu Erinnern."</text:p>
            <text:p text:style-name="P4"/>
            <text:p text:style-name="P5">Alexa nimmt die Information entgegen und fragt den Nutzer nach dem Datum des Alibis <text:span text:style-name="T2">mit den Worten: "Um welchen Tag geht es?"</text:span></text:p>
            <text:p text:style-name="P5"/>
            <text:p text:style-name="P7">Nutzer antwortet: "Um den {Tag}."</text:p>
            <text:p text:style-name="P7"/>
            <text:p text:style-name="P7">Alexa fragt den Nutzer als nächstes nach der genauen Uhrzeit des Events. "Um welche Uhrzeit geht es?"</text:p>
            <text:p text:style-name="P7"/>
            <text:p text:style-name="P7">Nutzer antwortet mit dem genauen Zeitpunkt des Events.</text:p>
            <text:p text:style-name="P7"/>
            <text:p text:style-name="P7">Alexa <text:span text:style-name="T3">endet mit der Frage: "Wer braucht deine Hilfe und wie dringend ist es?"</text:span></text:p>
            <text:p text:style-name="P7"/>
            <text:p text:style-name="P9">Nutzer gibt die Wichtigkeit und das Ziel des Alibis an mit den Worten: "Ich möchte ein Alibi für {Ziel}. Es ist <text:span text:style-name="T4">{Wichtigkeit}.</text:span></text:p>
            <text:p text:style-name="P7"/>
            <text:p text:style-name="P11">Alexa gibt ein passendes Alibi zurück.</text:p>
            <text:p text:style-name="P11"/>
            <text:p text:style-name="P13"><text:soft-page-break/>Wenn der Nutzer den Skill nun beenden will sagt er: "Danke" oder "Nein das habe ich gewiss nicht getan."</text:p>
          </table:table-cell>
          <table:table-cell table:style-name="Table1.A2" office:value-type="string">
            <text:p text:style-name="P4">Nutzer erstellt ein Alibi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>Nutzer gibt das Datum an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Nutzer gibt den Zeitpunkt an.</text:p>
            <text:p text:style-name="P6"/>
            <text:p text:style-name="P6"/>
            <text:p text:style-name="P6"/>
            <text:p text:style-name="P6"/>
            <text:p text:style-name="P6"/>
            <text:p text:style-name="P8"/>
            <text:p text:style-name="P8"/>
            <text:p text:style-name="P8">Nutzer gibt Wichtigkeit und Ziel an.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5"><text:soft-page-break/>Nutzer beendet Skill.</text:p>
          </table:table-cell>
          <table:table-cell table:style-name="Table1.C2" office:value-type="string">
            <text:p text:style-name="P10"><text:span text:style-name="T4">1. </text:span>Alexa startet mit der Erstellung des Alibis</text:p>
            <text:p text:style-name="P4"/>
            <text:p text:style-name="P4"/>
            <text:p text:style-name="P6"/>
            <text:p text:style-name="P10"><text:span text:style-name="T4">2. </text:span>Alexa fragt nach dem Tag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4">3. </text:span>Alexa speichert Information über Datum.</text:p>
            <text:p text:style-name="P10"/>
            <text:p text:style-name="P10"><text:span text:style-name="T4">4. </text:span>Alexa fragt nach der Uhrzeit.</text:p>
            <text:p text:style-name="P10"/>
            <text:p text:style-name="P10"/>
            <text:p text:style-name="P10"/>
            <text:p text:style-name="P10"/>
            <text:p text:style-name="P10"><text:span text:style-name="T4">5. </text:span>Alexa speichert Zeitpunkt. </text:p>
            <text:p text:style-name="P10"/>
            <text:p text:style-name="P10"/>
            <text:p text:style-name="P10"><text:span text:style-name="T4">6. </text:span>Alexa fragt nach Wichtigkeit und Ziel des Alibis.</text:p>
            <text:p text:style-name="P10"/>
            <text:p text:style-name="P10"/>
            <text:p text:style-name="P11"><text:span text:style-name="T4">7. </text:span>Alexa speichert Ziel und Wichtigkeit.</text:p>
            <text:p text:style-name="P11"/>
            <text:p text:style-name="P11"/>
            <text:p text:style-name="P11"/>
            <text:p text:style-name="P11"/>
            <text:p text:style-name="P11"/>
            <text:p text:style-name="P11"><text:span text:style-name="T4">8. </text:span>Alexa sucht in der Datenbank nach Alibi und gibt passendes zurück.</text:p>
            <text:p text:style-name="P15"><text:soft-page-break/>9. Alexa beendet Skill.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11:17.341017178</meta:creation-date>
    <dc:date>2018-11-13T18:55:32.972637737</dc:date>
    <meta:editing-duration>PT4M54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31" meta:word-count="229" meta:character-count="1413" meta:non-whitespace-character-count="1209"/>
  </office:meta>
</office:document-meta>
</file>